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avid" svg:font-family="David"/>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9in" style:page-number="auto"/>
      <style:text-properties fo:font-size="7.44999980926514pt" style:font-size-asian="7.44999980926514pt" style:font-size-complex="7.44999980926514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9" style:family="paragraph" style:parent-style-name="Body_20_text_20__28_5_29_" style:master-page-name="">
      <style:paragraph-properties fo:margin-left="0in" fo:margin-right="0in" fo:margin-top="0in" fo:margin-bottom="0in" loext:contextual-spacing="false" fo:text-indent="0in" style:auto-text-indent="false" style:page-number="auto"/>
    </style:style>
    <style:style style:name="P1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1"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13"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4" style:family="paragraph" style:parent-style-name="Body_20_text_20__28_3_29_" style:master-page-name="PageStyle0">
      <style:paragraph-properties fo:margin-left="0.028in" fo:margin-right="0in" fo:margin-top="0in" fo:margin-bottom="0.0563in" loext:contextual-spacing="false" fo:line-height="0.1181in" fo:text-indent="0in" style:auto-text-indent="false" style:page-number="251"/>
    </style:style>
    <style:style style:name="P15"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571in"/>
        </style:tab-stops>
      </style:paragraph-properties>
    </style:style>
    <style:style style:name="P16"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717in"/>
        </style:tab-stops>
      </style:paragraph-properties>
    </style:style>
    <style:style style:name="P17" style:family="paragraph" style:parent-style-name="Body_20_text_20__28_2_29_" style:list-style-name="L2"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2673in"/>
        </style:tab-stops>
      </style:paragraph-properties>
    </style:style>
    <style:style style:name="P18" style:family="paragraph" style:parent-style-name="Body_20_text_20__28_2_29_" style:master-page-name="PageStyle1">
      <style:paragraph-properties fo:margin-left="0in" fo:margin-right="0in" fo:margin-top="0in" fo:margin-bottom="0in" loext:contextual-spacing="false" fo:text-align="justify" style:justify-single-word="false" fo:text-indent="0.1807in" style:auto-text-indent="false" style:page-number="254"/>
    </style:style>
    <style:style style:name="P19"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02in"/>
        </style:tab-stops>
      </style:paragraph-properties>
    </style:style>
    <style:style style:name="P20"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21"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2"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3"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26in"/>
        </style:tab-stops>
      </style:paragraph-properties>
    </style:style>
    <style:style style:name="P24"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5"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6"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1217in"/>
        </style:tab-stops>
      </style:paragraph-properties>
    </style:style>
    <style:style style:name="P27"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8"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9" style:family="paragraph" style:parent-style-name="Heading_20__23_1" style:master-page-name="">
      <style:paragraph-properties fo:margin-left="0.028in" fo:margin-right="0in" fo:margin-top="0in" fo:margin-bottom="0in" loext:contextual-spacing="false" fo:line-height="0.1665in" fo:keep-together="always" fo:text-indent="0in" style:auto-text-indent="false" style:page-number="auto" fo:keep-with-next="alway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3366in" fo:margin-right="2.0063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366in" fo:margin-right="2.0173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0417in" fo:margin-right="2.3209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4"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4"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4"><text:span text:style-name="CharStyle4">THE EPISTLE OF PAUL THE APOSTLE TO THE</text:span></text:p>
        <text:h text:style-name="P29" text:outline-level="1"><text:bookmark-start text:name="bookmark0"/><text:span text:style-name="CharStyle9">COLOSSIANS</text:span><text:bookmark-end text:name="bookmark0"/></text:h>
      </text:section>
      <text:section text:style-name="Sect2" text:name="Section1">
        <text:p text:style-name="P2"/>
        <text:p text:style-name="P1"/>
      </text:section>
      <text:section text:style-name="Sect3" text:name="Section2">
        <text:p text:style-name="Body_20_text_20__28_4_29__20__2b__20_DropCap1">I<text:span text:style-name="CharStyle11">Paul, by God’s will an apostle of Christ Jesus, and brother 2 Timotheus, to the consecrated and faithful brothers in Christ at Coloss®: grace and peace to you from God our Father.</text:span></text:p>
        <text:list xml:id="list152303257706703854" text:style-name="L1">
          <text:list-item>
            <text:p text:style-name="P15"><text:span text:style-name="CharStyle15"><text:tab/></text:span><text:span text:style-name="CharStyle14">We always thank the God and Father of our Lord Jesus Christ </text:span><text:span text:style-name="CharStyle15">4</text:span><text:span text:style-name="CharStyle14"> when we pray for you, since we have heard of your faith in Christ Jesus and your love for all the saints, due to the hope which is laid up for you in heaven. </text:span><text:span text:style-name="CharStyle15">5</text:span><text:span text:style-name="CharStyle14"> You heard of this hope originally in the message of the Truth, in </text:span><text:span text:style-name="CharStyle15">6</text:span><text:span text:style-name="CharStyle14"> that gospel which has reached you as it spreads over all the world with fruit and increase. Such has been your life, from the day you learned to know what </text:span><text:span text:style-name="CharStyle15">7</text:span><text:span text:style-name="CharStyle14"> God’s grace really is. You got that lesson from our beloved fellow-servant Epaphras, a min­ister of Christ who is faithful to </text:span><text:span text:style-name="CharStyle15">8</text:span><text:span text:style-name="CharStyle14"> your interests; and it is he who has informed us of your love in the Spirit.</text:span></text:p>
          </text:list-item>
        </text:list>
        <text:p text:style-name="P8"><text:span text:style-name="CharStyle15">9</text:span><text:span text:style-name="CharStyle14"> Hence, from the day we heard of it, we have never ceased to pray for you, asking God to fill you with the knowledge of his will in all spiritual wisdom and io insight, so that you may lead a life that is worthy of the Lord and give him entire satisfaction. May you be fruitful and in­crease in the doing of all good, n as you thus know God! May his glorious might nerve you with full power to endure and to be 12 patient cheerfully, whatever comes, thanking the Father who has qualified us to share the lot 13 of the saints in the Light, res­cuing us from the power of the Darkness and transferring us to</text:span></text:p>
        <text:p text:style-name="P9"><text:span text:style-name="CharStyle17">the realm of his beloved Son!</text:span></text:p>
        <text:p text:style-name="P9"><text:span text:style-name="CharStyle17">In him we enjoy our redemption, 14 that is, the forgiveness of sins.</text:span></text:p>
        <text:p text:style-name="P6"><text:span text:style-name="CharStyle14">He is the likeness of the unseen 13 God, born first, before all the creation—for it was by him that 16 all things were created both in heaven and on earth, both the seen and the unseen, including Thrones, angelic Lords, celestial Powers and Eulers; all things have been created by him and for him; he is prior to all, and all 17 coheres in him. Also, he is the 18 head of the Body, that is, of the church, in virtue of his pri­macy as the first to be born from the dead—that gives him pre­eminence over all. For it was in 19 him that the divine Fulness willed to settle without limit, and by him to reconcile in his 20 own person all on earth and all in heaven alike, in a peace made by the blood of his cross. Once 21 you were estranged yourselves, your hearts hostile to him in evil doing; but now he has recon­ciled you by dying in his mortal body, so as to set you conse- 22 crated and unblemished and ir­reproachable in his presence— that is, if you adhere to the 23 foundations and stability of the faith, instead of shifting from the hope you have learned in the gospel, that gospel which has been preached to every creature under heaven, and of which I Paul have been made a minister.</text:span></text:p>
        <text:list xml:id="list8802561097189988245" text:style-name="L2">
          <text:list-item>
            <text:p text:style-name="P17"><text:span text:style-name="CharStyle14"><text:tab/>am suffering now on your be- 24 half, but I rejoice in that; I would make up the full sum of all that Christ has to suffer in my person on behalf of the church, his Body; for I am a 25</text:span></text:p>
          </text:list-item>
        </text:list>
      </text:section>
      <text:section text:style-name="Sect4" text:name="Section3">
        <text:p text:style-name="P18"><text:span text:style-name="CharStyle14">minister of tlie churchy by the divine commission which has been granted me in your inter­ests, to make a full presentation 26 of God’s message—of that open secret which, though concealed from ages and generations of old, has now been disclosed to the 37 saints of God. It is His will that they should understand the glorious wealth which this secret holds for the Gentiles, in the fact of Christ’s presence among you as your hope of glory.</text:span></text:p>
        <text:list xml:id="list7069175906221410765" text:style-name="L3">
          <text:list-item>
            <text:p text:style-name="P19"><text:span text:style-name="CharStyle14"><text:tab/>This is the Christ we proclaim; we train everyone and teach everyone the full scope of this knowledge, in order to set every­one before God mature in Christ;</text:span></text:p>
          </text:list-item>
          <text:list-item>
            <text:p text:style-name="P20"><text:span text:style-name="CharStyle14"><text:tab/>I labour for that end, striving for it with the divine energy which is a power within me.</text:span></text:p>
          </text:list-item>
        </text:list>
        <text:p text:style-name="Body_20_text_20__28_4_29__20__2b__20_DropCap3">2<text:span text:style-name="CharStyle11"><text:tab/>Striving? Yes, I want you to understand my deep concern for you, for those at Laodicea, and for all who have never seen 2 my face. May their hearts be encouraged! May they learn the meaning of love! May they have all the wealth of conviction that comes from insight! May they learn to know that open secret of God, the Father of </text:span><text:span text:style-name="CharStyle19">3</text:span><text:span text:style-name="CharStyle11"> Christ, in whom all </text:span><text:span text:style-name="CharStyle20">the treasures of wisdom,</text:span><text:span text:style-name="CharStyle11"> and knowledge lie </text:span><text:span text:style-name="CharStyle20">hid­den!</text:span></text:p>
        <text:list xml:id="list171725386616363" text:style-name="L1">
          <text:list-item>
            <text:p text:style-name="P16"><text:span text:style-name="CharStyle14"><text:tab/>I say this to prevent you from being deluded by plausible argu- S ments from anybody; for al­though I am absent in body I am with you in spirit, and it is a joy to note your steadiness and the solid front of your faith in Christ.</text:span></text:p>
          </text:list-item>
        </text:list>
        <text:p text:style-name="P8"><text:span text:style-name="CharStyle14">6 Since you have had the mes- siah, even Jesus the Lord, brought to you, lead your life in </text:span><text:span text:style-name="CharStyle21">7</text:span><text:span text:style-name="CharStyle14"> him, fixed and founded in him, confirmed in the faith as you have been taught it, and over­flowing with thankfulness to</text:span></text:p>
        <text:p text:style-name="P6"><text:span text:style-name="CharStyle14">God. Beware of anyone getting </text:span><text:span text:style-name="CharStyle15">8 </text:span><text:span text:style-name="CharStyle14">hold of you by means of a the­osophy which is specious make- believe, on the lines of human tradition, corresponding to the Elemental spirits of the world and not to Christ. It is in Christ 9 that the entire Fulness of deity has settled bodily, it is in him 10 that you reach your full life, and he is the Head of every angelic Ruler and Power; in him you </text:span><text:span text:style-name="CharStyle22">ij </text:span><text:span text:style-name="CharStyle14">have been circumcised, with no material circumcision that cuts flesh from the body, but with Christ’s own circumcision, when 12 you were buried with him in your baptism and thereby raised with him as you believed in the power of the God who raised him from the dead. For though 13 you were dead in your trespasses, your flesh uncircumcised, He made you live with Christ, He forgave us all our trespasses,</text:span></text:p>
        <text:p text:style-name="P7"><text:span text:style-name="CharStyle14">He cancelled the regulations that 14 stood against us—all these obli­gations he set aside when he nailed them to the cross, when 15 he cut away the angelic Rulers and Powers from us, exposing them to all the world and tri­umphing over them in the cross.</text:span></text:p>
        <text:p text:style-name="P13"><text:span text:style-name="CharStyle14">So let no one take you to task 16 on questions of eating and drink­ing or in connexion with observ­ance of festivals or new moons or sabbaths. All that is the 17 mere shadow of what is to be; the substance belongs to Christ.</text:span></text:p>
        <text:p text:style-name="P7"><text:span text:style-name="CharStyle14">Let no one lay down rules for 18 you as he pleases, with regard to fasting and any cult of angels, presuming on his visions and in­flated by his sensuous notions, instead of keeping in touch with 19 that Head under whom the en­tire Body, supplied with joints and sinews and thus compacted, grows with growth divine.</text:span></text:p>
        <text:list xml:id="list216549220675721071" text:style-name="L4">
          <text:list-item>
            <text:p text:style-name="P26"><text:span text:style-name="CharStyle23"><text:tab/>As you</text:span><text:span text:style-name="CharStyle14"> died with Christ to the Elemental spirits of the world, </text:span><text:span text:style-name="CharStyle24">why </text:span><text:span text:style-name="CharStyle14">live as if you still belonged to the world? Why submit to</text:span></text:p>
          </text:list-item>
          <text:list-item>
            <text:p text:style-name="P27"><text:span text:style-name="CharStyle14"><text:tab/>rules and regulations like “Hands off this!” “Taste not</text:span></text:p>
          </text:list-item>
          <text:list-item>
            <text:p text:style-name="P28"><text:span text:style-name="CharStyle14"><text:tab/>that!” “Touch not this!”—all referring to things that perish by being used? These rules are determined by </text:span><text:span text:style-name="CharStyle23">human precepts</text:span></text:p>
          </text:list-item>
          <text:list-item>
            <text:p text:style-name="P28"><text:span text:style-name="CharStyle14"><text:tab/></text:span><text:span text:style-name="CharStyle23">and tenets;</text:span><text:span text:style-name="CharStyle14"> they get the name of ‘wisdom’ for their self-imposed </text:span><text:soft-page-break/><text:span text:style-name="CharStyle14">devotions, their fasting, and their rigorous discipline of the body, but they are of no value, they simply pamper the flesh!</text:span></text:p>
          </text:list-item>
        </text:list>
        <text:p text:style-name="Body_20_text_20__28_2_29__20__2b__20_DropCap2">3<text:span text:style-name="CharStyle14"><text:tab/>Since then you have been raised with Christ, aim at what is above, where Christ is, </text:span><text:span text:style-name="CharStyle23">seated at the right hand of God; </text:span><text:span text:style-name="CharStyle14">2 mind what is above, not what is </text:span><text:span text:style-name="CharStyle15">3</text:span><text:span text:style-name="CharStyle14"> on earth, for you died, and your life is hidden with Christ in God. </text:span><text:span text:style-name="CharStyle15">4</text:span><text:span text:style-name="CharStyle14"> When Christ, who is our life, appears, then you will appear 5 with him in glory. So put to death those members that are on earth: sexual vice, impurity, appetite, evil desire, and lust (which is as bad as idolatry), 6 things that bring down God’s anger on the sons of disobedi- 7 ence. Once you moved among them, when you lived in them: 8 but off with them all now, off with anger, rage, malice, slander, 9 foul talk! Tell no lies to one an­other; you have stripped off the xo old nature with its practices, and put on the new nature, which is renewed </text:span><text:span text:style-name="CharStyle23">in the likeness of its Creator</text:span><text:span text:style-name="CharStyle14"> for the knowledge of 11 him. In it there is no room for Greek and Jew, circumcised and uncircumcised, barbarian, Scyth­ian, slave, or free man; Christ is everything and everywhere.</text:span></text:p>
        <text:p text:style-name="P11"><text:span text:style-name="CharStyle14">12 As God’s own chosen, then, as consecrated and beloved, be clothed with compassion, kindli­ness, humility, gentleness, and</text:span></text:p>
        <text:p text:style-name="P7"><text:span text:style-name="CharStyle14">good temper—forbear and for- </text:span><text:span text:style-name="CharStyle28">13 </text:span><text:span text:style-name="CharStyle14">give each other in any case of complaint; as Christ forgave you, so must you forgive. And </text:span><text:span text:style-name="CharStyle28">14 </text:span><text:span text:style-name="CharStyle14">above all you must be loving, for love is the link of the perfect life. Also, let the peace of 15 Christ be supreme within your hearts—that is why you have been called as members of the one Body. And you must be thankful. Let the inspiration of 16 Christ dwell in your midst with all its wealth of wisdom; teach and train one another with the music of psalms, with hymns, and songs of the spiritual life; praise God with thankful hearts. Indeed, whatever you </text:span><text:span text:style-name="CharStyle28">17 </text:span><text:span text:style-name="CharStyle14">say or do, let everything be done in dependence on the Lord Jesus, giving thanks in his name to God the Father.</text:span></text:p>
        <text:p text:style-name="P12"><text:span text:style-name="CharStyle14">Wives, be subject to your hus- 18 bands; that is your proper duty in the Lord. Husbands, love </text:span><text:span text:style-name="CharStyle28">19 </text:span><text:span text:style-name="CharStyle14">your wives, never be harsh to them. Children, obey your par- 20 ents at every point, for this pleases the Lord right well. Fathers, avoid irritating your 21 children, lest they become dis­pirited. Servants, obey your 23 masters here below at every point; do not work simply when their eye is on you, like those who court human favour, but serve them with a single heart, out of reverence for your Lord and Master. Whatever be your 23 task, work at it heartily, as serv­ants of the Lord and not of men; remember, you are to receive 24 from the Lord the inheritance which is your due; serve Christ your Lord and Master, for the 25 wrongdoer will be paid back for his wrongdoing—there will be no favour shown. Masters, treat </text:span><text:span text:style-name="CharStyle29">a </text:span><text:span text:style-name="CharStyle14">your servants justly and fair- ly; remember that you have a</text:span></text:p>
        <text:p text:style-name="P8"><text:span text:style-name="CharStyle14">Master of your own in heaven.</text:span></text:p>
        <text:p text:style-name="P8"><text:span text:style-name="CharStyle14">a Attend to your prayers, main­tain your zest for prayer by</text:span></text:p>
        <text:list xml:id="list7034780265136349314" text:style-name="L5">
          <text:list-item>
            <text:p text:style-name="P21"><text:span text:style-name="CharStyle14"><text:tab/>thanksgiving; and pray for me as well, that God may give me an opening for the word, to speak of the open secret of Christ for which I am in cus-</text:span></text:p>
          </text:list-item>
          <text:list-item>
            <text:p text:style-name="P22"><text:span text:style-name="CharStyle14"><text:tab/>tody. Pray that I may unfold it as I should.</text:span></text:p>
          </text:list-item>
          <text:list-item>
            <text:p text:style-name="P23"><text:span text:style-name="CharStyle14"><text:tab/>Let Christian’ wisdom rule your behaviour to the outside world; make the very most of</text:span></text:p>
          </text:list-item>
          <text:list-item>
            <text:p text:style-name="P24"><text:span text:style-name="CharStyle14"><text:tab/>your time; let your talk always have a saving salt of grace about it, and learn how to answer any question put to you.</text:span></text:p>
          </text:list-item>
          <text:list-item>
            <text:p text:style-name="P23"><text:span text:style-name="CharStyle14"><text:tab/>Tychicus, that beloved brother and faithful minister and fellow- servant in the Lord, will give you all information about me;</text:span></text:p>
          </text:list-item>
          <text:list-item>
            <text:p text:style-name="P25"><text:span text:style-name="CharStyle14"><text:tab/>the reason why I am sending him to </text:span><text:soft-page-break/><text:span text:style-name="CharStyle14">you is that he may ascertain how you are, and encourage</text:span></text:p>
          </text:list-item>
          <text:list-item>
            <text:p text:style-name="P22"><text:span text:style-name="CharStyle14"><text:tab/>your hearts. He is accompanied by that faithful and beloved brother Onesimus, who is one of yourselves. They will inform you of all that goes on here.</text:span></text:p>
          </text:list-item>
          <text:list-item>
            <text:p text:style-name="P23"><text:span text:style-name="CharStyle14"><text:tab/>Aristarchus my fellow-prisoner salutes you; so does Mark, the cousin of Barnabas, about w-hom you have had instructions (if he comes to you, give him a wel­</text:span></text:p>
          </text:list-item>
        </text:list>
        <text:p text:style-name="P6"><text:span text:style-name="CharStyle14">come); and so does Jesus who is u called Justus. These are the only comrades in the work of God’s realm, belonging to the circumcised, who have been any comfort to me. Epaphras, 12 who is one of yourselves, salutes you—a servant of Christ Jesus who is always earnest in prayer for you, that you may stand firm like mature and convinced Christians, whatever be the will of God for you; I can testify to 13 his exertions on your behalf and on behalf of those at Lao- dicea and Hierapolis. Our be- 14 loved Luke, the doctor, salutes you; so does Demas.</text:span></text:p>
        <text:p text:style-name="P10"><text:span text:style-name="CharStyle14">Salute the brothers at Laodi- 15 cea, also Nympha and the church which meets at her house. And when this letter has been 10 read to you, see that it is also read in the church of the Laodi- ceans; also, see that you read the letter that reaches you from Laodicea. And tell Archippus, 17 ‘Attend to the ministry you have received in the Lord; see that you fulfil it.’</text:span></text:p>
        <text:p text:style-name="P10"><text:span text:style-name="CharStyle14">This salutation is in my own 18 hand, from Paul. ‘Remember I am in prison. Grace be with yo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David" svg:font-family="David"/>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571in" style:style-name="DropCap1"/>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tab-stops>
          <style:tab-stop style:position="0.4201in"/>
        </style:tab-stops>
        <style:drop-cap style:lines="2" style:distance="0.0035in" style:style-name="DropCap3"/>
      </style:paragraph-properties>
    </style:style>
    <style:style style:name="Body_20_text_20__28_4_29__20__2b__20_DropCap3" style:display-name="Body text (4) + DropCap3" style:family="paragraph" style:parent-style-name="Body_20_text_20__28_4_29_" style:master-page-name="">
      <style:paragraph-properties fo:margin-left="0in" fo:margin-right="0in" fo:margin-top="0in" fo:margin-bottom="0in" loext:contextual-spacing="false" fo:text-align="justify" style:justify-single-word="false" fo:text-indent="0.1807in" style:auto-text-indent="false" style:page-number="auto">
        <style:tab-stops>
          <style:tab-stop style:position="0.3472in"/>
        </style:tab-stops>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5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5" style:family="text" style:parent-style-name="CharStyle14">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53% 58%" style:font-name="Arial" fo:font-family="Arial" fo:font-size="16pt" fo:letter-spacing="normal" fo:font-style="normal" style:text-underline-style="none" fo:font-weight="normal" style:font-name-asian="Arial" style:font-family-asian="Arial" style:font-size-asian="16pt" style:font-style-asian="normal" style:font-weight-asian="normal" style:font-name-complex="Arial" style:font-family-complex="Arial" style:font-size-complex="16pt" style:font-style-complex="normal" style:font-weight-complex="normal" style:text-scale="100%"/>
    </style:style>
    <style:style style:name="CharStyle19" style:family="text" style:parent-style-name="CharStyle11">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20"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1" style:family="text" style:parent-style-name="CharStyle14">
      <style:text-properties fo:color="#000000" style:text-position="0% 100%" style:font-name="Sylfaen" fo:font-family="Sylfaen" fo:font-size="9pt" fo:letter-spacing="normal" fo:language="en" fo:country="US" fo:font-style="italic" style:font-name-asian="Sylfaen" style:font-family-asian="Sylfaen" style:font-size-asian="9pt" style:language-asian="en" style:country-asian="US" style:font-style-asian="italic" style:font-name-complex="Sylfaen" style:font-family-complex="Sylfaen" style:font-size-complex="9pt" style:language-complex="en" style:country-complex="US" style:font-style-complex="italic" style:text-scale="100%"/>
    </style:style>
    <style:style style:name="CharStyle22" style:family="text" style:parent-style-name="CharStyle14">
      <style:text-properties fo:font-variant="small-caps" fo:color="#000000" style:text-position="0% 100%" fo:letter-spacing="normal" fo:language="en" fo:country="US" style:language-asian="en" style:country-asian="US" style:language-complex="en" style:country-complex="US" style:text-scale="100%"/>
    </style:style>
    <style:style style:name="CharStyle23"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4" style:family="text" style:parent-style-name="CharStyle14">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25" style:family="text" style:parent-style-name="CharStyle6">
      <style:text-properties fo:color="#000000" style:text-position="0% 100%" style:font-name="Sylfaen" fo:font-family="Sylfaen" fo:font-size="14pt" fo:letter-spacing="-0.0138in" fo:language="en" fo:country="US" fo:font-style="italic" fo:font-weight="normal" style:font-name-asian="Sylfaen" style:font-family-asian="Sylfaen" style:font-size-asian="14pt" style:language-asian="en" style:country-asian="US" style:font-style-asian="italic" style:font-weight-asian="normal" style:font-name-complex="Sylfaen" style:font-family-complex="Sylfaen" style:font-size-complex="14pt" style:language-complex="en" style:country-complex="US" style:font-style-complex="italic" style:font-weight-complex="normal" style:text-scale="100%"/>
    </style:style>
    <style:style style:name="CharStyle26" style:family="text" style:parent-style-name="CharStyle6">
      <style:text-properties fo:color="#000000" style:text-position="0% 100%" style:font-name="Sylfaen" fo:font-family="Sylfaen" fo:font-size="9pt" fo:letter-spacing="-0.0071in" fo:language="en" fo:country="US" fo:font-style="italic" fo:font-weight="normal" style:font-name-asian="Sylfaen" style:font-family-asian="Sylfaen" style:font-size-asian="9pt" style:language-asian="en" style:country-asian="US" style:font-style-asian="italic" style:font-weight-asian="normal" style:font-name-complex="Sylfaen" style:font-family-complex="Sylfaen" style:font-size-complex="9pt" style:language-complex="en" style:country-complex="US" style:font-style-complex="italic" style:font-weight-complex="normal" style:text-scale="100%"/>
    </style:style>
    <style:style style:name="DropCap3" style:family="text">
      <style:text-properties fo:color="#000000" style:text-line-through-style="none" style:text-line-through-type="none" style:text-position="48%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28" style:family="text" style:parent-style-name="CharStyle14">
      <style:text-properties fo:color="#000000" style:text-position="0% 100%" fo:letter-spacing="normal" fo:language="en" fo:country="US" style:language-asian="en" style:country-asian="US" style:language-complex="en" style:country-complex="US" style:text-scale="100%"/>
    </style:style>
    <style:style style:name="CharStyle29" style:family="text" style:parent-style-name="CharStyle14">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3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in"/>
      </style:header-style>
      <style:footer-style>
        <style:header-footer-properties fo:min-height="3.5181in" fo:margin-left="0in" fo:margin-right="0in" fo:margin-top="3.5181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54in" fo:margin-left="0in" fo:margin-right="0in" fo:margin-bottom="0in"/>
      </style:header-style>
      <style:footer-style>
        <style:header-footer-properties fo:min-height="3.5508in" fo:margin-left="0in" fo:margin-right="0in" fo:margin-top="3.550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4.3138in" svg:y="7.4846in" draw:z-index="0"><draw:text-box fo:min-height="0.0866in" fo:min-width="0.1701in"><text:p text:style-name="MP3"><text:page-number text:select-page="current">251</text:page-number></text:p></draw:text-box></draw:frame></text:p>
      </style:footer>
      <style:footer-left>
        <text:p text:style-name="MP2"><draw:frame draw:style-name="Mfr1" draw:name="1" text:anchor-type="paragraph" svg:x="4.3138in" svg:y="7.4846in" draw:z-index="0"><draw:text-box fo:min-height="0.0866in" fo:min-width="0.1701in"><text:p text:style-name="MP3"><text:page-number text:select-page="current">252</text:page-number></text:p></draw:text-box></draw:frame></text:p>
      </style:footer-left>
    </style:master-page>
    <style:master-page style:name="PageStyle1" style:page-layout-name="Mpm3">
      <style:header>
        <text:p text:style-name="MP1"><draw:frame draw:style-name="Mfr1" draw:name="2" text:anchor-type="paragraph" svg:x="3.7181in" svg:y="0.5354in" draw:z-index="1"><draw:text-box fo:min-height="0.1598in" fo:min-width="2.5035in"><text:p text:style-name="MP4"><text:span text:style-name="CharStyle25">COLOSSIANS 4<text:tab/></text:span><text:page-number text:select-page="current">255</text:page-number></text:p></draw:text-box></draw:frame></text:p>
      </style:header>
      <style:header-left>
        <text:p text:style-name="MP1"><draw:frame draw:style-name="Mfr1" draw:name="3" text:anchor-type="paragraph" svg:x="2.1071in" svg:y="0.5854in" draw:z-index="3"><draw:text-box fo:min-height="0.1098in" fo:min-width="2.5134in"><text:p text:style-name="MP5"><text:page-number text:select-page="current">256</text:page-number><text:span text:style-name="CharStyle7"><text:tab/>COLOSSIANS 2</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4" meta:paragraph-count="44" meta:word-count="2173" meta:character-count="11339" meta:non-whitespace-character-count="9220"/>
    <meta:generator>LibreOffice/4.4.5.2$Windows_x86 LibreOffice_project/a22f674fd25a3b6f45bdebf25400ed2adff0ff99</meta:generator>
  </office:meta>
</office:document-meta>
</file>